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T1" style:family="text">
      <style:text-properties fo:color="#0000ff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fimfiction.net/story/209825/a-moment-in-the-sun" text:style-name="ListLabel_20_1" text:visited-style-name="ListLabel_20_1"><text:span text:style-name="T1">A Moment In the Sun</text:span></text:a></text:p>
      <text:p text:style-name="P1">Autor: Chengar Quordath</text:p>
      <text:p text:style-name="P1">[Adventure][Drama]</text:p>
      <text:p text:style-name="P1"/>
      <text:p text:style-name="P1">Skoro w tym numerze recenzowałem już fanfiki z Winningverse, uznałem, iż warto dodać jeden należący do twórcy tego uniwersum. Jednak samo opowiadanie ma z głównym cyklem niewiele wspólnego.</text:p>
      <text:p text:style-name="P1"/>
      <text:p text:style-name="P1">Chengar Quordath zyskał popularność pisząc zabawny fanfik o bzykaniu, który jakoś tak rozgałęził się w jeden z większych światów w fanfikcji. Na dodatek wyrosły z niego także serie poboczne, a „A Moment in the Sun” jest właśnie początkiem takiej podserii. Łączący się z główną serią praktycznie tylko światem (i fenomenalnymi rysunkami autorstwa Inuhoshi-to-Darkpen), wszelkie wydarzenia zwykle prowadzone są niezależnie.</text:p>
      <text:p text:style-name="P1"/>
      <text:p text:style-name="P1">O czym więc opowiada ten tekst, o którym nudzę w przydługim wstępie? Najkrócej rzecz ujmując, jest to wizja dorastania Sunset Shimmer pod okiem Księżniczki Celestii. Jako jej protegowana i uczennica, pilnie zgłębia wiedzę, by spełnić swoje życiowe marzenie – zostać alicornem. Na przestrzeni trzech rozdziałów autor zdołał zawrzeć całkiem sporo jej historii, praktycznie od początku nauki, aż po brzemienne w skutki wydarzenia, które spowodowały jej odejście, a dokładnie to ucieczkę z Canterlotu.</text:p>
      <text:p text:style-name="P1"/>
      <text:p text:style-name="P1">Od razu zastrzegam – fanfik nie ma nic wspólnego z Equestria Girls, tutejsza Sunset zachowuje grzywę ogon i kopyta. A także swój wybuchowy charakter, który w połączeniu z jej talentem do piromanii jest wyjątkowo niebezpiecznym połączeniem. Szczególnie, kiedy naszą bohaterkę trafi z pewnego powodu szlag. W efekcie dostajemy fajerwerki, gorzką rozmowę i nieuchronne rozstanie z ukochaną nauczycielką.</text:p>
      <text:p text:style-name="P1"/>
      <text:p text:style-name="P1">Można powiedzieć, że w tym punkcie wiecie już mniej więcej co będzie się działo w trzech rozdziałach tworzących opowiadanie, ale naturalnie pozwoliłem sobie nie ujawniać co ciekawszych szczegółów czy zwrotów akcji. W mojej ocenie fanfik, chociaż kompletny, służył autorowi jako odskocznia do otwarcia całkiem nowej serii z równie nową główną bohaterką. O tych fanfikach napiszę później, zapewniam jednak, iż warto czy to poczekać na recenzje, czy od razu zabrać się do ich czytania. Pragnę uspokoić również osoby, którym nie pasowały podteksty wszechobecne w Winningverse. Tu jest ich zdecydowanie mniej, to zupełnie inny typ opowiadania. Napisany jak zwykle przystępnym językiem, ale trzeba się czasem pilnować, by nie przegapić różnych nawiązań czy gierek słownych serwowanych przez Chengara. </text:p>
      <text:p text:style-name="P1"/>
      <text:p text:style-name="P1">Podsumowując, mamy tu do czynienia z nielekkim opowiadaniem, które z góry wiadomo, jak się potoczy. A przynajmniej takie wrażenie może odnieść osoba, która oglądała serial i filmy. Niektóre zwroty akcji potrafią jednak zaskoczyć. A biorąc pod uwagę jakie fanfiki czekają po nim, w dalszej części serii? Bezwzględnie polecam!</text:p>
      <text:p text:style-name="P1"/>
      <text:p text:style-name="P1">Link do obrazka: <text:a xlink:type="simple" xlink:href="https://cdn-img.fimfiction.net/story/dtfi-1432579738-209825-full" text:style-name="ListLabel_20_1" text:visited-style-name="ListLabel_20_1"><text:span text:style-name="T1">1</text:span></text:a></text:p>
      <text:p text:style-name="P1">Link do źródła: <text:a xlink:type="simple" xlink:href="https://www.fimfiction.net/story/209825/a-moment-in-the-sun" text:style-name="ListLabel_20_1" text:visited-style-name="ListLabel_20_1"><text:span text:style-name="T1">1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394" meta:character-count="2721" meta:non-whitespace-character-count="2335"/>
    <meta:generator>LibreOfficeDev/6.0.5.2$Linux_X86_64 LibreOffice_project/</meta:generator>
  </office:meta>
</office:document-meta>
</file>